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text-properties officeooo:rsid="0001808c" officeooo:paragraph-rsid="0001808c"/>
    </style:style>
    <style:style style:name="P2" style:family="paragraph" style:parent-style-name="Standard" style:list-style-name="L1">
      <style:text-properties officeooo:rsid="0001808c" officeooo:paragraph-rsid="000337a5"/>
    </style:style>
    <style:style style:name="P3" style:family="paragraph" style:parent-style-name="Standard" style:list-style-name="L1">
      <style:text-properties officeooo:rsid="0001808c" officeooo:paragraph-rsid="00084366"/>
    </style:style>
    <style:style style:name="P4" style:family="paragraph" style:parent-style-name="Standard" style:list-style-name="L1">
      <style:text-properties officeooo:rsid="0001808c" officeooo:paragraph-rsid="00106eaf"/>
    </style:style>
    <style:style style:name="P5" style:family="paragraph" style:parent-style-name="Standard" style:list-style-name="L2">
      <style:text-properties officeooo:rsid="0001808c" officeooo:paragraph-rsid="00084366"/>
    </style:style>
    <style:style style:name="P6" style:family="paragraph" style:parent-style-name="Standard" style:list-style-name="L1">
      <style:text-properties officeooo:rsid="00084366" officeooo:paragraph-rsid="00084366"/>
    </style:style>
    <style:style style:name="P7" style:family="paragraph" style:parent-style-name="Standard" style:list-style-name="L3">
      <style:text-properties officeooo:rsid="00084366" officeooo:paragraph-rsid="00084366"/>
    </style:style>
    <style:style style:name="P8" style:family="paragraph" style:parent-style-name="Standard" style:list-style-name="L3">
      <style:text-properties officeooo:rsid="0009f11c" officeooo:paragraph-rsid="0009f11c"/>
    </style:style>
    <style:style style:name="P9" style:family="paragraph" style:parent-style-name="Standard" style:list-style-name="L1">
      <style:text-properties officeooo:rsid="0006a80e" officeooo:paragraph-rsid="0006a80e"/>
    </style:style>
    <style:style style:name="P10" style:family="paragraph" style:parent-style-name="Standard" style:list-style-name="L1">
      <style:text-properties officeooo:rsid="0015bdc8" officeooo:paragraph-rsid="0015bdc8"/>
    </style:style>
    <style:style style:name="P11" style:family="paragraph" style:parent-style-name="Standard" style:list-style-name="L1">
      <style:text-properties officeooo:rsid="0013bce9" officeooo:paragraph-rsid="0013bce9"/>
    </style:style>
    <style:style style:name="P12" style:family="paragraph" style:parent-style-name="Standard" style:list-style-name="L1">
      <style:text-properties officeooo:rsid="0013bce9" officeooo:paragraph-rsid="0014a77e"/>
    </style:style>
    <style:style style:name="P13" style:family="paragraph" style:parent-style-name="Standard" style:list-style-name="L1">
      <style:text-properties officeooo:rsid="0009f420" officeooo:paragraph-rsid="0013a7ce"/>
    </style:style>
    <style:style style:name="P14" style:family="paragraph" style:parent-style-name="Standard" style:list-style-name="L1">
      <style:text-properties officeooo:rsid="0014a77e" officeooo:paragraph-rsid="0014a77e"/>
    </style:style>
    <style:style style:name="P15" style:family="paragraph" style:parent-style-name="Standard" style:list-style-name="L1">
      <style:text-properties officeooo:rsid="000ae6d0" officeooo:paragraph-rsid="0013a7ce"/>
    </style:style>
    <style:style style:name="P16" style:family="paragraph" style:parent-style-name="Standard" style:list-style-name="L1">
      <style:text-properties officeooo:rsid="00190b0f" officeooo:paragraph-rsid="00190b0f"/>
    </style:style>
    <style:style style:name="T1" style:family="text">
      <style:text-properties officeooo:rsid="00053c37"/>
    </style:style>
    <style:style style:name="T2" style:family="text">
      <style:text-properties officeooo:rsid="0007097a"/>
    </style:style>
    <style:style style:name="T3" style:family="text">
      <style:text-properties officeooo:rsid="00097bac"/>
    </style:style>
    <style:style style:name="T4" style:family="text">
      <style:text-properties officeooo:rsid="000ae6d0"/>
    </style:style>
    <style:style style:name="T5" style:family="text">
      <style:text-properties officeooo:rsid="000bd3e6"/>
    </style:style>
    <style:style style:name="T6" style:family="text">
      <style:text-properties officeooo:rsid="00106eaf"/>
    </style:style>
    <style:style style:name="T7" style:family="text">
      <style:text-properties officeooo:rsid="0014a77e"/>
    </style:style>
    <style:style style:name="T8" style:family="text">
      <style:text-properties officeooo:rsid="0015ffc7"/>
    </style:style>
    <style:style style:name="T9" style:family="text">
      <style:text-properties officeooo:rsid="00174ae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1267171722504921" text:style-name="L1">
        <text:list-item>
          <text:p text:style-name="P1">Structure</text:p>
        </text:list-item>
      </text:list>
      <text:list xml:id="list5798860557590979643" text:style-name="L2">
        <text:list-item>
          <text:p text:style-name="P5">UML</text:p>
          <text:p text:style-name="P5">Les principaux choix de conception sont liés à la gestion de la TDS. Afin de distinguer les éléments présents dans celle-ci, plutôt que de donner un attribut à une Info pour distinguer sa vraie nature, nous avons choisi d'utiliser le typage. C'est pour cette raison que nous avons créé les classes Infofonc, Infonamespace, et Infoclasse, qui héritent toutes de la classe Info.</text:p>
        </text:list-item>
      </text:list>
      <text:list xml:id="list102841110550272" text:continue-list="list401267171722504921" text:style-name="L1">
        <text:list-item>
          <text:list>
            <text:list-header>
              <text:p text:style-name="P2">- Infofonc : <text:span text:style-name="T1">Représente une fonction. Le type de cette fonction correspond à son type de retour. Une Infofonc possède une TDS contenant les paramètres de la fonction.</text:span></text:p>
              <text:p text:style-name="P2">- Infonamspace : <text:span text:style-name="T1">Représente un namespace. Une Infonamespace possède une TDS contenant <text:s/>l'ensemble des définitions effectuées au sein de ce dernier.</text:span></text:p>
              <text:p text:style-name="P2">- Infoclasse : <text:span text:style-name="T1">Représente une classe objet. Une Infoclasse possède un contenu, ce qui correspond aux attributs et aux méthodes de la classe. La distinction entre un attribut et une méthode s'effectue grâce au typage. Acces correspond à l'accessibilité de la classe (private, public, protected…). Et enfin, parente est la « super-classe » de <text:s/>la classe en question.</text:span></text:p>
              <text:p text:style-name="P2">- <text:span text:style-name="T1">Une Infovar possède un attribut accès qui représente son accessibilté, et un attribut emplacement qui représente sa position dans la pile, par rapport à un registre donné.</text:span></text:p>
            </text:list-header>
          </text:list>
          <text:p text:style-name="P6"/>
        </text:list-item>
      </text:list>
      <text:list xml:id="list2155085974934158042" text:style-name="L3">
        <text:list-item>
          <text:p text:style-name="P7">En ce qui concerne le système de type, nous avons simplement rajouté les méthodes compareOpUn et compareOpBin permettant de tester respectivement la compatibilité entre un d'un opérateur binaire avec son argument et celle d'un opérateur bianire avec ses deux arguments.</text:p>
        </text:list-item>
        <text:list-item>
          <text:p text:style-name="P8">La classe CHAMPCLASSE permet de représenter les attributs et les méthodes d'une classe de la même manière que l'on utilise la classe champ pour représenter un élément d'un struct. La différence est l'existence d'un attribut de type INFO permettant de faire la différence entre une méthode et un attribut, différence impossible à effectuer uniquement à partir des informations contenues par CHAMP. Chaque CHAMPCLASSE possède également une accessibilité.</text:p>
        </text:list-item>
      </text:list>
      <text:list xml:id="list102839268223664" text:continue-list="list102841110550272" text:style-name="L1">
        <text:list-header>
          <text:p text:style-name="P3"/>
          <text:p text:style-name="P1"/>
        </text:list-header>
        <text:list-item>
          <text:p text:style-name="P1">Choix de conception</text:p>
          <text:p text:style-name="P9">Assembleur inline : Nous avions au départ modifié la classe INFOVAR de manière à gérer <text:span text:style-name="T2">l</text:span>a position dans la pile sans passer par la classe emplacement, <text:span text:style-name="T2">et donc créé nos propres règles pour la gestion de l'assembleur inline, à cause d'erreurs liées à des conflits avec les règles déjà existantes</text:span>. Nous <text:span text:style-name="T2">sommes ensuite revenu</text:span> sur notre décision, <text:span text:style-name="T2">et avons utilisé la classe emplacement, encore une fois à cause d'erreurs liées à des conflits avec le traitement initialement prévu pour l'assembleur inline.</text:span></text:p>
          <text:p text:style-name="P9"/>
          <text:p text:style-name="P6">Représentation d'un objet : <text:span text:style-name="T3">nous avons choisi de représenter un objet sous la forme d'un pointeur vers un struct.</text:span></text:p>
          <text:p text:style-name="P9"/>
          <text:p text:style-name="P4"><text:span text:style-name="T6">Variables globales : </text:span>L'utilisateur doit indiquer toutes les variables globales en premier, c'est à dire avant les fonctions/namesapaces.</text:p>
          <text:p text:style-name="P10"/>
          <text:p text:style-name="P10">L<text:span text:style-name="T8">e d</text:span>éplacement courant au sein d’un BLOC est conservée non pas grâce à un attribut, mais directement par la machine. Cela simplifie grandement l’écriture des règles. <text:span text:style-name="T8">La gestion est également gérée par la même classe Java.</text:span></text:p>
          <text:p text:style-name="P16"/>
          <text:p text:style-name="P16">Au début, nous avions choisi d’utiliser une classe INFOPARAM pour représenter le fait qu’une variable soit le paramètre d’une fonction. Nous insérions en effet les paramètres comme des variables normales, puis au moment de leur affectation, nous testions leur <text:soft-page-break/>appartenance aux paramètres pour savoir si le déplacement par rapport à LB était négatif. Maintenant, nous donnons directement aux paramètres une valeur de déplacement négative.</text:p>
          <text:p text:style-name="P11"/>
        </text:list-item>
        <text:list-item>
          <text:p text:style-name="P1">Limitations</text:p>
          <text:p text:style-name="P1"/>
          <text:p text:style-name="P13">Pour l'instant, nous avons choisi de créer une classe CHAMPCLASSE héritant de CHAMP, et possédant les attributs nom, dep, type, acces, et info. Le problème avec cette implantation, c'est que l'attribut info contient déjà les informations sur le type et l'acc<text:span text:style-name="T5">è</text:span>s. Il serait alors plus logique de remplacer l'attribut type de la classe champ pour le remplacer par une info. <text:span text:style-name="T4">Cela ne pose pas de problème car toutes les variables ont une accessibilité, set par défaut à « default », avoir comme attribut une info pour un champ de struct n'est donc pas une problème. Ce remplacement n'a pas été effectué car il impliquait la modification du code utilisé pour la première partie, et donc des risques quant au débuggage de la deuxième partie. Il reste néanmoins simple à effectuer, puisqu'il suffit de donner au constructeur des infos plutôt que le type, très souvent obtenu à partir des ces dernières.</text:span></text:p>
          <text:p text:style-name="P14"/>
          <text:p text:style-name="P12">Il est possible d'avoir deux classes du même nom tant qu'elles sont situées dans deux namespaces différents. <text:span text:style-name="T7">Cependant, si l'on utilise deux namespaces dans lesquels il exite une classe de même nom, il est nécessaire de savoir faire la distinction entre l'une et l'autre, ce qui n'a pour l'instant pas encore été réalisé.</text:span></text:p>
          <text:p text:style-name="P14"/>
          <text:p text:style-name="P14">Surcharge non implantée.</text:p>
          <text:p text:style-name="P14"/>
          <text:p text:style-name="P15">A MODIFIER SI CHANGEMEN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gondaud Clement'</meta:initial-creator>
    <meta:creation-date>2016-06-13T12:58:08.123301482</meta:creation-date>
    <dc:date>2016-06-16T10:28:39.078690088</dc:date>
    <meta:editing-duration>PT6H56M5S</meta:editing-duration>
    <meta:editing-cycles>22</meta:editing-cycles>
    <meta:generator>LibreOffice/5.1.3.2$Linux_X86_64 LibreOffice_project/10m0$Build-2</meta:generator>
    <meta:document-statistic meta:table-count="0" meta:image-count="0" meta:object-count="0" meta:page-count="2" meta:paragraph-count="20" meta:word-count="746" meta:character-count="4673" meta:non-whitespace-character-count="3952"/>
  </office:meta>
</office:document-meta>
</file>